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xygen" svg:font-family="Oxyge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Oxygen" fo:font-size="10pt" fo:font-weight="normal" officeooo:rsid="00017979" officeooo:paragraph-rsid="00017979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50%"/>
      <style:text-properties style:font-name="Oxygen" fo:font-size="10pt" fo:font-weight="normal" officeooo:rsid="0005495c" officeooo:paragraph-rsid="0005495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/>
      <style:text-properties style:font-name="Oxygen" fo:font-size="10pt" fo:font-weight="bold" officeooo:rsid="00017979" officeooo:paragraph-rsid="00017979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/>
      <style:text-properties style:font-name="Oxygen" fo:font-size="10pt" fo:font-weight="bold" officeooo:rsid="0005495c" officeooo:paragraph-rsid="0005495c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Oxygen" fo:font-size="10pt" officeooo:rsid="00017979" officeooo:paragraph-rsid="00017979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Oxygen" fo:font-size="10pt" officeooo:rsid="00080a0c" officeooo:paragraph-rsid="00080a0c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Oxygen" fo:font-size="10pt" style:text-underline-style="none" officeooo:rsid="00017979" officeooo:paragraph-rsid="00017979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Oxygen" fo:font-size="10pt" style:text-underline-style="none" fo:font-weight="bold" officeooo:rsid="00036694" officeooo:paragraph-rsid="00036694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/>
      <style:text-properties style:font-name="Oxygen" fo:font-size="10pt" style:text-underline-style="none" fo:font-weight="bold" officeooo:rsid="00036694" officeooo:paragraph-rsid="000424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50%"/>
      <style:text-properties style:font-name="Oxygen" fo:font-size="10pt" style:text-underline-style="none" fo:font-weight="normal" officeooo:rsid="00017979" officeooo:paragraph-rsid="0001797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style:font-name="Oxygen" fo:font-size="10pt" style:text-underline-style="none" fo:font-weight="normal" officeooo:rsid="00017979" officeooo:paragraph-rsid="0003669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3669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424a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662a6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73738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officeooo:rsid="00017979" officeooo:paragraph-rsid="00017979" style:font-size-asian="10pt" style:font-size-complex="10pt"/>
    </style:style>
    <style:style style:name="P17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officeooo:rsid="00017979" officeooo:paragraph-rsid="0007a143" style:font-size-asian="10pt" style:font-size-complex="10pt"/>
    </style:style>
    <style:style style:name="P18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1797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3669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424a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73738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662a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 fo:break-before="page"/>
      <style:text-properties style:font-name="Oxygen" fo:font-size="10pt" style:text-underline-style="none" fo:font-weight="bold" officeooo:rsid="00036694" officeooo:paragraph-rsid="00036694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50%" fo:break-before="page"/>
      <style:text-properties style:font-name="Oxygen" fo:font-size="10pt" style:text-underline-style="none" fo:font-weight="bold" officeooo:rsid="00017979" officeooo:paragraph-rsid="0007a143" style:font-size-asian="10pt" style:font-weight-asian="bold" style:font-size-complex="10pt" style:font-weight-complex="bold"/>
    </style:style>
    <style:style style:name="P25" style:family="paragraph" style:parent-style-name="Title">
      <style:text-properties style:font-name="Oxygen" fo:font-size="10pt" style:font-size-asian="10pt" style:font-size-complex="10pt"/>
    </style:style>
    <style:style style:name="P26" style:family="paragraph" style:parent-style-name="Standard" style:list-style-name="L1">
      <style:paragraph-properties fo:line-height="150%"/>
      <style:text-properties style:font-name="Oxygen" fo:font-size="10pt" fo:font-weight="normal" officeooo:rsid="00017979" officeooo:paragraph-rsid="0001797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662a6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50%"/>
      <style:text-properties style:font-name="Oxygen" fo:font-size="10pt" style:text-underline-style="none" fo:font-weight="normal" officeooo:rsid="000e8651" officeooo:paragraph-rsid="000e865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50%"/>
      <style:text-properties style:font-name="Oxygen" fo:font-size="10pt" style:text-underline-style="none" fo:font-weight="normal" officeooo:rsid="000e8651" officeooo:paragraph-rsid="000662a6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50%"/>
      <style:text-properties style:font-name="Oxygen" fo:font-size="10pt" style:text-underline-style="none" fo:font-weight="bold" officeooo:rsid="000e8651" officeooo:paragraph-rsid="000e8651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79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3669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24a1" style:font-weight-asian="normal" style:font-weight-complex="normal"/>
    </style:style>
    <style:style style:name="T8" style:family="text">
      <style:text-properties officeooo:rsid="000445a2"/>
    </style:style>
    <style:style style:name="T9" style:family="text">
      <style:text-properties officeooo:rsid="0009e0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lasma Phone Early Phase Device User Survey</text:p>
      <text:p text:style-name="P1">Introduce with:</text:p>
      <text:list xml:id="list8560888418560425886" text:style-name="L1">
        <text:list-item>
          <text:p text:style-name="P26">Survey participation is completely anonymous</text:p>
        </text:list-item>
        <text:list-item>
          <text:p text:style-name="P26">Used for a free / open source project (all work free released for everyone to use/modify)</text:p>
        </text:list-item>
        <text:list-item>
          <text:p text:style-name="P26">Building a phone interface for people that fits what real people really need / want</text:p>
        </text:list-item>
      </text:list>
      <text:p text:style-name="P3">Demographic</text:p>
      <text:p text:style-name="P5">Age: <text:tab/><text:tab/><text:tab/>&lt;18 <text:tab/><text:tab/>19-25<text:tab/><text:tab/>26-35<text:tab/><text:tab/>36-50<text:tab/><text:tab/>&gt;50</text:p>
      <text:p text:style-name="P5">Gender: <text:tab/><text:tab/>Female <text:tab/><text:tab/>Male</text:p>
      <text:p text:style-name="P5">Work status:<text:tab/><text:tab/>Student<text:tab/><text:tab/>Employed<text:tab/>Self-emp<text:tab/>Home<text:tab/><text:tab/>Unemployed</text:p>
      <text:p text:style-name="P5">Usage level:<text:tab/><text:tab/>Rarely<text:tab/><text:tab/>Infrequent<text:tab/>Regularly<text:tab/>Constantly<text:tab/>Obsessively</text:p>
      <text:p text:style-name="P6">Main phone OS:<text:tab/> <text:tab/>Android<text:tab/><text:tab/>iOS<text:tab/><text:tab/>Blackberry <text:tab/>Windows <text:tab/>Other:<text:tab/><text:span text:style-name="T1"><text:tab/><text:tab/></text:span></text:p>
      <text:p text:style-name="P5"/>
      <text:p text:style-name="P4">Overall satisfaction of core phone software (not hardware, not applications)</text:p>
      <text:p text:style-name="P2">Attribute:<text:tab/><text:tab/>Rating (5 is highest)</text:p>
      <text:p text:style-name="P2">Beauty / style<text:tab/><text:tab/><text:span text:style-name="T5">1<text:tab/>2<text:tab/>3<text:tab/>4<text:tab/>5</text:span></text:p>
      <text:p text:style-name="P2"><text:span text:style-name="T5">F</text:span><text:span text:style-name="T4">unctionality<text:tab/><text:tab/></text:span><text:span text:style-name="T5">1<text:tab/>2<text:tab/>3<text:tab/>4<text:tab/>5</text:span></text:p>
      <text:p text:style-name="P2"><text:span text:style-name="T5">R</text:span><text:span text:style-name="T4">eliability<text:tab/><text:tab/></text:span><text:span text:style-name="T5">1<text:tab/>2<text:tab/>3<text:tab/>4<text:tab/>5</text:span></text:p>
      <text:p text:style-name="P2"><text:span text:style-name="T5">F</text:span><text:span text:style-name="T4">un<text:tab/><text:tab/><text:tab/></text:span><text:span text:style-name="T5">1<text:tab/>2<text:tab/>3<text:tab/>4<text:tab/>5</text:span></text:p>
      <text:p text:style-name="P2"><text:span text:style-name="T5">U</text:span><text:span text:style-name="T4">sefulness<text:tab/><text:tab/></text:span><text:span text:style-name="T5">1<text:tab/>2<text:tab/>3<text:tab/>4<text:tab/>5</text:span></text:p>
      <text:p text:style-name="P15"><text:span text:style-name="T9">Comments: </text:span><text:span text:style-name="T2"><text:tab/><text:tab/><text:tab/><text:tab/><text:tab/><text:tab/><text:tab/><text:tab/><text:tab/><text:tab/><text:tab/></text:span></text:p>
      <text:p text:style-name="P21"><text:tab/> <text:tab/><text:tab/><text:tab/><text:tab/><text:tab/><text:tab/><text:tab/><text:tab/><text:tab/><text:tab/><text:tab/></text:p>
      <text:p text:style-name="P21"/>
      <text:p text:style-name="P3">Lock Screen</text:p>
      <text:p text:style-name="P5"><text:span text:style-name="T3">Task</text:span>: Ask person to unlock their phone</text:p>
      <text:p text:style-name="P5">Unlock method: <text:tab/>Swipe only<text:tab/>PIN code<text:tab/>Visual password<text:tab/>Text<text:tab/>Other: <text:span text:style-name="T1"><text:s text:c="26"/></text:span></text:p>
      <text:p text:style-name="P7">Do you use a custom wallpaper?<text:tab/><text:tab/>Yes<text:tab/><text:tab/>No</text:p>
      <text:p text:style-name="P7">What information do you regularly use on your lockscreen?</text:p>
      <text:p text:style-name="P7">Time<text:tab/>Date<text:tab/>Battery<text:tab/>Network<text:tab/>Messaging</text:p>
      <text:p text:style-name="P16"><text:span text:style-name="T4">Other: </text:span><text:s/><text:tab/><text:tab/><text:tab/><text:tab/><text:tab/><text:tab/><text:tab/><text:tab/><text:tab/><text:tab/><text:tab/><text:tab/><text:tab/></text:p>
      <text:p text:style-name="P7">Do you use quick-access launchers on the lock screen?</text:p>
      <text:p text:style-name="P7">Android: do you use quick access to the status bar at the top? If yes, for what?</text:p>
      <text:p text:style-name="P16"><text:s/><text:tab/><text:tab/><text:tab/><text:tab/><text:tab/><text:tab/><text:tab/><text:tab/><text:tab/><text:tab/><text:tab/><text:tab/><text:tab/></text:p>
      <text:p text:style-name="P7">What is your least favorite thing about the lock screen on your phone:</text:p>
      <text:p text:style-name="P17"><text:s/><text:tab/><text:tab/><text:tab/><text:tab/><text:tab/><text:tab/><text:tab/><text:tab/><text:tab/><text:tab/><text:tab/><text:tab/><text:tab/></text:p>
      <text:p text:style-name="P24">Homescreen</text:p>
      <text:p text:style-name="P10"><text:span text:style-name="T3">Task</text:span>: Launch a favorite application. Return to the homescreen and launch another.</text:p>
      <text:p text:style-name="P10">Observations:</text:p>
      <text:p text:style-name="P16"><text:s/><text:tab/><text:tab/><text:tab/><text:tab/><text:tab/><text:tab/><text:tab/><text:tab/><text:tab/><text:tab/><text:tab/><text:tab/><text:tab/></text:p>
      <text:p text:style-name="P16"><text:s/><text:tab/><text:tab/><text:tab/><text:tab/><text:tab/><text:tab/><text:tab/><text:tab/><text:tab/><text:tab/><text:tab/><text:tab/><text:tab/></text:p>
      <text:p text:style-name="P10">Do you use folders on your homescreen? <text:tab/>Yes<text:tab/><text:tab/>No</text:p>
      <text:p text:style-name="P12">Do you set a custom wallpaper?<text:tab/><text:tab/><text:tab/>No<text:tab/><text:tab/>Downloaded<text:tab/><text:tab/>My own</text:p>
      <text:p text:style-name="P11">How many pages of of homescreen? <text:tab/><text:tab/>1<text:tab/><text:tab/>2-3<text:tab/><text:tab/>4-5<text:tab/><text:tab/>6-8<text:tab/>9+</text:p>
      <text:p text:style-name="P10">Do you use informational widgets?<text:tab/><text:tab/>Yes <text:tab/><text:tab/>No</text:p>
      <text:p text:style-name="P10"><text:tab/>Which? <text:s/><text:span text:style-name="T1"><text:s/><text:tab/><text:tab/><text:tab/><text:tab/><text:tab/><text:tab/><text:tab/><text:tab/><text:tab/><text:tab/><text:tab/><text:tab/><text:tab/></text:span></text:p>
      <text:p text:style-name="P10">Where do you put your most often used items on the homescreen?</text:p>
      <text:p text:style-name="P18"><text:s/><text:tab/><text:tab/><text:tab/><text:tab/><text:tab/><text:tab/><text:tab/><text:tab/><text:tab/><text:tab/><text:tab/><text:tab/><text:tab/></text:p>
      <text:p text:style-name="P12">Android: Between the homescreen and app listing, which do you use more often for launching:</text:p>
      <text:p text:style-name="P12"><text:tab/>Strongly HS<text:tab/>Mostly HS<text:tab/>Equal<text:tab/><text:tab/>Mostly App List<text:tab/>Strongly App List</text:p>
      <text:p text:style-name="P12">Best feature of the homescreen:</text:p>
      <text:p text:style-name="P19"><text:s/><text:tab/><text:tab/><text:tab/><text:tab/><text:tab/><text:tab/><text:tab/><text:tab/><text:tab/><text:tab/><text:tab/><text:tab/><text:tab/></text:p>
      <text:p text:style-name="P12">Worst feature:</text:p>
      <text:p text:style-name="P19"><text:s/><text:tab/><text:tab/><text:tab/><text:tab/><text:tab/><text:tab/><text:tab/><text:tab/><text:tab/><text:tab/><text:tab/><text:tab/><text:tab/></text:p>
      <text:p text:style-name="P12">Missing <text:span text:style-name="T8">feature</text:span>:</text:p>
      <text:p text:style-name="P19"><text:s/><text:tab/><text:tab/><text:tab/><text:tab/><text:tab/><text:tab/><text:tab/><text:tab/><text:tab/><text:tab/><text:tab/><text:tab/><text:tab/></text:p>
      <text:p text:style-name="P12"/>
      <text:p text:style-name="P8">Phone Functionality</text:p>
      <text:p text:style-name="P8">Task:<text:span text:style-name="T6"> Phone someone from your address book (don't have to actually phone them)</text:span></text:p>
      <text:p text:style-name="P19"><text:s/><text:tab/><text:tab/><text:tab/><text:tab/><text:tab/><text:tab/><text:tab/><text:tab/><text:tab/><text:tab/><text:tab/><text:tab/><text:tab/></text:p>
      <text:p text:style-name="P19"><text:s/><text:tab/><text:tab/><text:tab/><text:tab/><text:tab/><text:tab/><text:tab/><text:tab/><text:tab/><text:tab/><text:tab/><text:tab/><text:tab/></text:p>
      <text:p text:style-name="P8">Task: <text:span text:style-name="T6">Phone this number (provide them with your own):</text:span></text:p>
      <text:p text:style-name="P19"><text:s/><text:tab/><text:tab/><text:tab/><text:tab/><text:tab/><text:tab/><text:tab/><text:tab/><text:tab/><text:tab/><text:tab/><text:tab/><text:tab/></text:p>
      <text:p text:style-name="P20"><text:s/><text:tab/><text:tab/><text:tab/><text:tab/><text:tab/><text:tab/><text:tab/><text:tab/><text:tab/><text:tab/><text:tab/><text:tab/><text:tab/></text:p>
      <text:p text:style-name="P9">Task: <text:span text:style-name="T7">Start a text message to someone in your contacts</text:span></text:p>
      <text:p text:style-name="P20"><text:s/><text:tab/><text:tab/><text:tab/><text:tab/><text:tab/><text:tab/><text:tab/><text:tab/><text:tab/><text:tab/><text:tab/><text:tab/><text:tab/></text:p>
      <text:p text:style-name="P20"><text:s/><text:tab/><text:tab/><text:tab/><text:tab/><text:tab/><text:tab/><text:tab/><text:tab/><text:tab/><text:tab/><text:tab/><text:tab/><text:tab/></text:p>
      <text:p text:style-name="P12">Do you use contacts on the phone, or with online services?<text:tab/>On phone only <text:tab/><text:tab/>Service</text:p>
      <text:p text:style-name="P12"><text:tab/>Which service(s)? <text:span text:style-name="T2"><text:s/><text:tab/><text:tab/><text:tab/><text:tab/><text:tab/><text:tab/><text:tab/><text:tab/><text:tab/><text:tab/></text:span></text:p>
      <text:p text:style-name="P19"/>
      <text:p text:style-name="P12"><text:soft-page-break/>Most impressive feature in dialer:</text:p>
      <text:p text:style-name="P19"><text:s/><text:tab/><text:tab/><text:tab/><text:tab/><text:tab/><text:tab/><text:tab/><text:tab/><text:tab/><text:tab/><text:tab/><text:tab/><text:tab/></text:p>
      <text:p text:style-name="P12">Most useful feature in dialer:</text:p>
      <text:p text:style-name="P19"><text:s/><text:tab/><text:tab/><text:tab/><text:tab/><text:tab/><text:tab/><text:tab/><text:tab/><text:tab/><text:tab/><text:tab/><text:tab/><text:tab/></text:p>
      <text:p text:style-name="P12">Worst feature of dialer:</text:p>
      <text:p text:style-name="P19"><text:s/><text:tab/><text:tab/><text:tab/><text:tab/><text:tab/><text:tab/><text:tab/><text:tab/><text:tab/><text:tab/><text:tab/><text:tab/><text:tab/></text:p>
      <text:p text:style-name="P12">Missing feature in dialer?</text:p>
      <text:p text:style-name="P19"><text:s/><text:tab/><text:tab/><text:tab/><text:tab/><text:tab/><text:tab/><text:tab/><text:tab/><text:tab/><text:tab/><text:tab/><text:tab/><text:tab/></text:p>
      <text:p text:style-name="P12">Most impressive feature in address book:</text:p>
      <text:p text:style-name="P19"><text:s/><text:tab/><text:tab/><text:tab/><text:tab/><text:tab/><text:tab/><text:tab/><text:tab/><text:tab/><text:tab/><text:tab/><text:tab/><text:tab/></text:p>
      <text:p text:style-name="P12">Most useful feature in address book:</text:p>
      <text:p text:style-name="P19"><text:s/><text:tab/><text:tab/><text:tab/><text:tab/><text:tab/><text:tab/><text:tab/><text:tab/><text:tab/><text:tab/><text:tab/><text:tab/><text:tab/></text:p>
      <text:p text:style-name="P12">Worst feature of address book:</text:p>
      <text:p text:style-name="P19"><text:s/><text:tab/><text:tab/><text:tab/><text:tab/><text:tab/><text:tab/><text:tab/><text:tab/><text:tab/><text:tab/><text:tab/><text:tab/><text:tab/></text:p>
      <text:p text:style-name="P12">Missing feature in address book?</text:p>
      <text:p text:style-name="P20"><text:s/><text:tab/><text:tab/><text:tab/><text:tab/><text:tab/><text:tab/><text:tab/><text:tab/><text:tab/><text:tab/><text:tab/><text:tab/><text:tab/></text:p>
      <text:p text:style-name="P13">Most impressive feature in messenger:</text:p>
      <text:p text:style-name="P20"><text:s/><text:tab/><text:tab/><text:tab/><text:tab/><text:tab/><text:tab/><text:tab/><text:tab/><text:tab/><text:tab/><text:tab/><text:tab/><text:tab/></text:p>
      <text:p text:style-name="P13">Most useful feature in messenger:</text:p>
      <text:p text:style-name="P20"><text:s/><text:tab/><text:tab/><text:tab/><text:tab/><text:tab/><text:tab/><text:tab/><text:tab/><text:tab/><text:tab/><text:tab/><text:tab/><text:tab/></text:p>
      <text:p text:style-name="P13">Worst feature of messenger:</text:p>
      <text:p text:style-name="P20"><text:s/><text:tab/><text:tab/><text:tab/><text:tab/><text:tab/><text:tab/><text:tab/><text:tab/><text:tab/><text:tab/><text:tab/><text:tab/><text:tab/></text:p>
      <text:p text:style-name="P13">Missing feature in messenger?</text:p>
      <text:p text:style-name="P20"><text:s/><text:tab/><text:tab/><text:tab/><text:tab/><text:tab/><text:tab/><text:tab/><text:tab/><text:tab/><text:tab/><text:tab/><text:tab/><text:tab/></text:p>
      <text:p text:style-name="P12"/>
      <text:p text:style-name="P23">Applications</text:p>
      <text:p text:style-name="P12">App<text:tab/><text:tab/><text:tab/>Importance (5 is highest)</text:p>
      <text:p text:style-name="P12">Clock / alarms<text:tab/><text:tab/>1<text:tab/>2<text:tab/>3<text:tab/>4<text:tab/>5</text:p>
      <text:p text:style-name="P12">Web browser<text:tab/><text:tab/>1<text:tab/>2<text:tab/>3<text:tab/>4<text:tab/>5</text:p>
      <text:p text:style-name="P12">File manager<text:tab/><text:tab/>1<text:tab/>2<text:tab/>3<text:tab/>4<text:tab/>5</text:p>
      <text:p text:style-name="P12">Usage reporter<text:tab/><text:tab/>1<text:tab/>2<text:tab/>3<text:tab/>4<text:tab/>5</text:p>
      <text:p text:style-name="P12">Camera<text:tab/><text:tab/><text:tab/>1<text:tab/>2<text:tab/>3<text:tab/>4<text:tab/>5</text:p>
      <text:p text:style-name="P12">Image viewer<text:tab/><text:tab/>1<text:tab/>2<text:tab/>3<text:tab/>4<text:tab/>5</text:p>
      <text:p text:style-name="P12">Music player<text:tab/><text:tab/>1<text:tab/>2<text:tab/>3<text:tab/>4<text:tab/>5</text:p>
      <text:p text:style-name="P12">Video player<text:tab/><text:tab/>1<text:tab/>2<text:tab/>3<text:tab/>4<text:tab/>5</text:p>
      <text:p text:style-name="P12">eBook reader<text:tab/><text:tab/>1<text:tab/>2<text:tab/>3<text:tab/>4<text:tab/>5</text:p>
      <text:p text:style-name="P12">E-mail<text:tab/><text:tab/><text:tab/>1<text:tab/>2<text:tab/>3<text:tab/>4<text:tab/>5</text:p>
      <text:p text:style-name="P12">Calendar<text:tab/><text:tab/>1<text:tab/>2<text:tab/>3<text:tab/>4<text:tab/>5</text:p>
      <text:p text:style-name="P12">Maps<text:tab/><text:tab/><text:tab/>1<text:tab/>2<text:tab/>3<text:tab/>4<text:tab/>5</text:p>
      <text:p text:style-name="P12">Notes<text:tab/><text:tab/><text:tab/>1<text:tab/>2<text:tab/>3<text:tab/>4<text:tab/>5</text:p>
      <text:p text:style-name="P14">Other must-haves:</text:p>
      <text:p text:style-name="P14"><text:s/><text:span text:style-name="T2"><text:tab/><text:tab/><text:tab/><text:tab/><text:tab/><text:tab/><text:tab/><text:tab/><text:tab/><text:tab/><text:tab/></text:span></text:p>
      <text:p text:style-name="P22"><text:s/><text:tab/><text:tab/><text:tab/><text:tab/><text:tab/><text:tab/><text:tab/><text:tab/><text:tab/><text:tab/><text:tab/></text:p>
      <text:p text:style-name="P22"><text:s/><text:tab/><text:tab/><text:tab/><text:tab/><text:tab/><text:tab/><text:tab/><text:tab/><text:tab/><text:tab/><text:tab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xygen" svg:font-family="Oxyge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8:13:23.815004844</meta:creation-date>
    <dc:date>2014-07-21T11:46:36.774408494</dc:date>
    <meta:editing-duration>PT39M34S</meta:editing-duration>
    <meta:editing-cycles>16</meta:editing-cycles>
    <meta:generator>LibreOffice/4.1.6.2$Linux_x86 LibreOffice_project/410m0$Build-2</meta:generator>
    <meta:document-statistic meta:table-count="0" meta:image-count="0" meta:object-count="0" meta:page-count="4" meta:paragraph-count="107" meta:word-count="512" meta:character-count="3308" meta:non-whitespace-character-count="2306"/>
  </office:meta>
</office:document-meta>
</file>